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font-weight="bold" style:font-weight-asian="bold" style:font-weight-complex="bold"/>
    </style:style>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siness Model</text:p>
      <text:p text:style-name="Standard"/>
      <text:p text:style-name="Standard">For 'Style' to be a viable option for businesses, 7 orcas must itself be sustainable. The presentation of the organization needs to answer user questions:</text:p>
      <text:p text:style-name="Standard"/>
      <text:list xml:id="list55081783" text:style-name="L1">
        <text:list-item>
          <text:p text:style-name="P1">Are risks manageable? Ie will the organization / system be around for the next 10 years (minimum). Is there adequate cover to resolve problems quickly?</text:p>
        </text:list-item>
        <text:list-item>
          <text:p text:style-name="P1">Is my data secure and confidential?</text:p>
        </text:list-item>
        <text:list-item>
          <text:p text:style-name="P1">Is there capacity to add bespoke functionality (in a cost effective manner)?</text:p>
        </text:list-item>
      </text:list>
      <text:p text:style-name="Standard"/>
      <text:p text:style-name="Standard">The system itself will also be challenged:</text:p>
      <text:p text:style-name="Standard"/>
      <text:list xml:id="list221626926" text:style-name="L2">
        <text:list-item>
          <text:p text:style-name="P2">Is there integrity?</text:p>
        </text:list-item>
        <text:list-item>
          <text:p text:style-name="P2">Is there sufficient functionality to cover the users requirements.</text:p>
        </text:list-item>
        <text:list-item>
          <text:p text:style-name="P2">Is the system useable and user-friendly?</text:p>
        </text:list-item>
      </text:list>
      <text:p text:style-name="Standard"/>
      <text:p text:style-name="Standard">The prospective user first looks for proof that system supports his/her vision. Once found, they then consider risk and price. The model must address these concerns.</text:p>
      <text:p text:style-name="Standard"/>
      <text:p text:style-name="P3">The proposition to retailers</text:p>
      <text:p text:style-name="Standard">The system supports all aspects of the retailers business. It is easy to use, secure and confidential. It is free and requires no specific hardware (apart from a device to display a web browsers, eg laptop, tablet, smart-phone). The 'catch'? Suppliers can advertise (discretely) and provide links to products and services. 7 orcas will provide product data (sales and stock) in filtered and aggregated form to suppliers. No identifiable data will be presented. An 'opt-in' network is offered that allows suppliers to view specific stock levels of the retailer to assist them to assist the retailer as well as allow them to direct consumer sales enquiries to the nearest store. </text:p>
      <text:p text:style-name="Standard"/>
      <text:p text:style-name="Standard">Various support packages can be purchased to provide on call assistance.</text:p>
      <text:p text:style-name="Standard"/>
      <text:p text:style-name="Standard">Retail is the heart of the system's success. This is the front line of where products met consumers, and this is where the buying process must succeed. </text:p>
      <text:p text:style-name="Standard"/>
      <text:p text:style-name="Standard"/>
      <text:p text:style-name="P3">The proposition to suppliers</text:p>
      <text:p text:style-name="Standard">The system supports all aspects of the suppliers business. It is easy to use, secure and confidential. It can be run used as a 'cloud' service or installed on in-house servers. When used as a cloud service a fee is applied. The software is open source and distributed freely, therefore in-house installations are free.</text:p>
      <text:p text:style-name="Standard"/>
      <text:p text:style-name="Standard">Various support packages can be purchased to maintain daily operations. Various services are offered:</text:p>
      <text:list xml:id="list1602707164" text:style-name="L6">
        <text:list-item>
          <text:p text:style-name="P7">Targeted online advertising to retailers who use the Style system. <text:s/></text:p>
        </text:list-item>
        <text:list-item>
          <text:p text:style-name="P7">'Retailer Network' is a purchasable package that gives filtered and aggregated sales and stock data. </text:p>
        </text:list-item>
        <text:list-item>
          <text:p text:style-name="P7">The 'Store Network' service provides in store sales and stock data for 'opt-in' retailers. </text:p>
        </text:list-item>
      </text:list>
      <text:p text:style-name="Standard"/>
      <text:p text:style-name="Standard"/>
      <text:p text:style-name="Standard"/>
      <text:p text:style-name="Standard"><text:span text:style-name="T1">About the system</text:span>.</text:p>
      <text:p text:style-name="Standard">Retail is the heart of the system's success. This is the front line of where products met consumers. The medium maybe online, bricks and mortar or market vendors, however the process is the same. <text:soft-page-break/>Buyers buy because they have a vision of a solution that will remove pain. There is a process to buying: in a nutshell buyer admits pain, develops a vision, product supports vision (needs proof), buyer considers risk and price, deal closes.</text:p>
      <text:p text:style-name="Standard"/>
      <text:p text:style-name="Standard">Style supports all parts of this process via:</text:p>
      <text:list xml:id="list1638483909" text:style-name="L3">
        <text:list-item>
          <text:p text:style-name="P4">Product benefits. Each product has its own specification. Test results, facts and descriptions are retrievable for the retailer to inform the customer.</text:p>
        </text:list-item>
        <text:list-item>
          <text:p text:style-name="P4">Customer relationship. Each customer has a unique id, with which transaction and enquiry history as well as relevant personal information can be retrieved. Configuration of transaction parameters include credit limits (using various basis like season, product group), personalized discounts and rewards. <text:s/></text:p>
        </text:list-item>
        <text:list-item>
          <text:p text:style-name="P4">Secure credit card / eftpos transactions.</text:p>
        </text:list-item>
      </text:list>
      <text:p text:style-name="Standard"/>
      <text:p text:style-name="Standard">Back of store </text:p>
      <text:list xml:id="list1742187072" text:style-name="L4">
        <text:list-item>
          <text:p text:style-name="P5">Usual business functions. System includes stock control, purchasing, receipt of goods (with/without PO), accounts interface, reporting. </text:p>
        </text:list-item>
        <text:list-item>
          <text:p text:style-name="P5">Customer relationship. Mailing / news lists, eg notification of new offers, newly arrived stock. Watches on customer activity.</text:p>
        </text:list-item>
        <text:list-item>
          <text:p text:style-name="P5">Watches. A watch can be placed on transactions and activities (like product enquiry, new stock, promotions). Watches can also be placed against cumulative triggers (eg customer sales plan / credit limit exceeded), stock turn ratio limit, late delivery tolerance. With each watch that meets the predefined criteria an action is created. This maybe an email (to staff member, supplier, group) or creation of task.</text:p>
        </text:list-item>
        <text:list-item>
          <text:p text:style-name="P5">Tasks. Using project management methods, tasks have actions, status against actions (eg open, work in progress, completed). Tasks also have assigned staff members, due dates and <text:s text:c="3"/>reporting. The purpose of tasks are to support day-to-day management.</text:p>
        </text:list-item>
      </text:list>
      <text:p text:style-name="Standard"/>
      <text:p text:style-name="Standard"/>
      <text:p text:style-name="P3">User-friendly</text:p>
      <text:p text:style-name="Standard"/>
      <text:p text:style-name="Standard">The system is designed user-friendly. It assumes limited computer, tablet, smart-phone skill level. To assist users the following benefits are given:</text:p>
      <text:list xml:id="list330228307" text:style-name="L5">
        <text:list-item>
          <text:p text:style-name="P6">Online help. Includes brief steps to complete a transaction, purpose of fields and links to YouTube videos.</text:p>
        </text:list-item>
        <text:list-item>
          <text:p text:style-name="P6">Workflow. Typically transactions require several steps to complete. Each step is presented in order. Most transactions allow draft saving, so that they can be returned to at a later date. </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tewart</meta:initial-creator>
    <meta:creation-date>2013-11-18T21:54:41</meta:creation-date>
    <dc:date>2013-11-19T03:20:11</dc:date>
    <dc:creator>John Stewart</dc:creator>
    <meta:editing-duration>PT05H09M36S</meta:editing-duration>
    <meta:editing-cycles>15</meta:editing-cycles>
    <meta:generator>OpenOffice.org/3.2$Unix OpenOffice.org_project/320m18$Build-9502</meta:generator>
    <meta:document-statistic meta:table-count="0" meta:image-count="0" meta:object-count="0" meta:page-count="2" meta:paragraph-count="35" meta:word-count="763" meta:character-count="4805"/>
  </office:meta>
</office:document-meta>
</file>